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f5f1cf7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0dce9327"/>
    </style:style>
    <style:style style:name="P70" style:family="paragraph" style:parent-style-name="Standard">
      <style:paragraph-properties fo:text-align="center" style:justify-single-word="false"/>
      <style:text-properties officeooo:paragraph-rsid="103fc298"/>
    </style:style>
    <style:style style:name="P71" style:family="paragraph" style:parent-style-name="Standard">
      <style:paragraph-properties fo:text-align="center" style:justify-single-word="false"/>
      <style:text-properties officeooo:paragraph-rsid="10411e41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4" style:family="text">
      <style:text-properties fo:color="#000000" loext:opacity="100%" style:font-name="Liberation Sans" fo:font-size="12pt" style:font-size-asian="12pt" style:font-size-complex="12pt"/>
    </style:style>
    <style:style style:name="T21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4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53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54" style:family="text">
      <style:text-properties style:use-window-font-color="true" loext:opacity="0%" style:font-name="Liberation Sans" officeooo:rsid="047da547"/>
    </style:style>
    <style:style style:name="T25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7" style:family="text">
      <style:text-properties style:use-window-font-color="true" loext:opacity="0%" style:font-name="Liberation Sans" fo:font-size="12pt" style:font-size-asian="12pt" style:font-size-complex="12pt"/>
    </style:style>
    <style:style style:name="T288" style:family="text">
      <style:text-properties style:use-window-font-color="true" loext:opacity="0%" style:font-name="Liberation Sans" officeooo:rsid="0efd8e5c"/>
    </style:style>
    <style:style style:name="T28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1" style:family="text">
      <style:text-properties officeooo:rsid="04473353"/>
    </style:style>
    <style:style style:name="T29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4" style:family="text">
      <style:text-properties officeooo:rsid="0aace3cd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officeooo:rsid="0f0ca65a"/>
    </style:style>
    <style:style style:name="T316" style:family="text">
      <style:text-properties officeooo:rsid="0f8f58bd"/>
    </style:style>
    <style:style style:name="T317" style:family="text">
      <style:text-properties officeooo:rsid="0f95a7a0"/>
    </style:style>
    <style:style style:name="T318" style:family="text">
      <style:text-properties style:text-underline-style="none"/>
    </style:style>
    <style:style style:name="T319" style:family="text">
      <style:text-properties style:font-name="Liberation Mono" fo:font-size="8pt" style:font-size-asian="8pt" style:font-size-complex="8pt" loext:padding="0.049cm" loext:border="0.31pt solid #000000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7"><text:user-field-get text:name="Distro">Rocky Linux</text:user-field-get></text:span></text:span><text:span text:style-name="Strong_20_Emphasis"><text:span text:style-name="T189"><text:s/></text:span></text:span><text:span text:style-name="Strong_20_Emphasis"><text:span text:style-name="T187"><text:user-field-get text:name="Version">8.10</text:user-field-get></text:span></text:span><text:span text:style-name="Strong_20_Emphasis"><text:span text:style-name="T185"><text:note text:id="ftn1" text:note-class="footnote"><text:note-citation>1</text:note-citation><text:note-body><text:p text:style-name="P85"><text:span text:style-name="T301">D</text:span><text:span text:style-name="T295">eze </text:span><text:span text:style-name="Strong_20_Emphasis"><text:span text:style-name="T304"><text:user-field-get text:name="Distro">Rocky Linux</text:user-field-get></text:span></text:span><text:span text:style-name="T297"><text:s/></text:span><text:span text:style-name="T305"><text:user-field-get text:name="Version">8.10</text:user-field-get></text:span><text:span text:style-name="T305"><text:s/>Desktop</text:span><text:span text:style-name="T295"> (codenaam </text:span><text:span text:style-name="T300">GreenObsidian</text:span><text:span text:style-name="T295">) van </text:span><text:span text:style-name="T303">mei</text:span><text:span text:style-name="T298"> </text:span><text:span text:style-name="Strong_20_Emphasis"><text:span text:style-name="T306"><text:user-field-get text:name="Releaseyear">2024</text:user-field-get></text:span></text:span><text:span text:style-name="T299"><text:s/></text:span><text:span text:style-name="T301">is een zogenaamde </text:span><text:span text:style-name="T295">LTS-</text:span><text:span text:style-name="T301">versie</text:span><text:span text:style-name="T295"> </text:span><text:span text:style-name="T301">(</text:span><text:span text:style-name="T295">staat voor Long-Term Support, </text:span><text:span text:style-name="T296">langetermijnondersteuning</text:span><text:span text:style-name="T301">)</text:span><text:span text:style-name="T296"> </text:span><text:span text:style-name="T302">en</text:span><text:span text:style-name="T299"> </text:span><text:span text:style-name="T295">wordt gedurende 5 jaar ondersteund tot </text:span><text:span text:style-name="T303">mei</text:span><text:span text:style-name="T295"> 202</text:span><text:span text:style-name="T300">9</text:span><text:span text:style-name="T295">.</text:span></text:p></text:note-body></text:note></text:span></text:span><text:span text:style-name="Strong_20_Emphasis"><text:span text:style-name="T186"><text:s/></text:span></text:span><text:span text:style-name="Strong_20_Emphasis"><text:span text:style-name="T188">Desktop</text:span></text:span><text:span text:style-name="Strong_20_Emphasis"><text:span text:style-name="T184">.</text:span></text:span></text:p>
      <text:p text:style-name="P17"/>
      <text:p text:style-name="P17">Dit is een invulbare PDF, afdrukken is niet noodzakelijk.</text:p>
      <text:p text:style-name="P18"/>
      <text:p text:style-name="P9"><text:span text:style-name="T19">Vul </text:span><text:span text:style-name="T18">achter</text:span><text:span text:style-name="T15"> de </text:span><text:span text:style-name="Definition"><text:span text:style-name="T315">ONDERSTREEPTE</text:span></text:span><text:span text:style-name="T1"> </text:span><text:span text:style-name="T16">woorden</text:span><text:span text:style-name="T15"> het</text:span><text:span text:style-name="Strong_20_Emphasis"><text:span text:style-name="T226"> </text:span></text:span><text:span text:style-name="Strong_20_Emphasis"><text:span text:style-name="T227">tekstvak</text:span></text:span><text:span text:style-name="T16"> </text:span><text:span text:style-name="T19">in,</text:span><text:span text:style-name="T16"> </text:span><text:span text:style-name="T254">zie </text:span><text:span text:style-name="T288">[</text:span><text:span text:style-name="T254">toelichting</text:span><text:span text:style-name="T288">]</text:span><text:span text:style-name="T16">:</text:span></text:p>
      <text:p text:style-name="P2"><text:span text:style-name="Definition"><text:span text:style-name="T23">GEBRUIKER</text:span></text:span><text:span text:style-name="T262"><text:tab/><text:tab/></text:span><text:span text:style-name="T287"> <text:tab/><text:tab/></text:span><text:span text:style-name="T263"><draw:control text:anchor-type="as-char" svg:y="-0.4cm" draw:z-index="9" draw:name="Gebruiker 2" draw:style-name="gr2" draw:text-style-name="P100" svg:width="6.4cm" svg:height="0.6cm" draw:control="control8"><svg:title>Gebruiker</svg:title><svg:desc>Volledige naam, bijv. Jan Stek</svg:desc></draw:control></text:span><text:span text:style-name="T263"><text:tab/> <text:s text:c="2"/></text:span><text:span text:style-name="T264">[</text:span><text:span text:style-name="T265">N</text:span><text:span text:style-name="T257">aam, bijv. </text:span><text:span text:style-name="T258">J</text:span><text:span text:style-name="T285">a</text:span><text:span text:style-name="T258">n </text:span><text:span text:style-name="T285">Jansen</text:span><text:span text:style-name="T286">]</text:span></text:p>
      <text:p text:style-name="P84"><text:span text:style-name="Definition"><text:span text:style-name="T256">g</text:span></text:span><text:span text:style-name="Definition">ebruikersnaam</text:span><text:span text:style-name="Definition"><text:span text:style-name="T318"><text:tab/></text:span></text:span><text:span text:style-name="T255"><draw:control text:anchor-type="as-char" svg:y="-0.4cm" draw:z-index="10" draw:name="Gberuikersnaam 3" draw:style-name="gr2" draw:text-style-name="P100" svg:width="6.4cm" svg:height="0.6cm" draw:control="control9"><svg:title>Gebruikersnaam</svg:title><svg:desc>Korte naam, bijv. jan</svg:desc></draw:control></text:span><text:span text:style-name="T255"><text:tab/> <text:s text:c="2"/></text:span><text:span text:style-name="T7">[</text:span><text:span text:style-name="T8">Gebruikers</text:span><text:span text:style-name="T6">naam, bijv. </text:span><text:span text:style-name="T195">j</text:span><text:span text:style-name="T196">a</text:span><text:span text:style-name="T195">n</text:span><text:span text:style-name="T197">]</text:span></text:p>
      <text:p text:style-name="P2"><text:span text:style-name="Definition">COMPUTERNAAM</text:span><text:span text:style-name="T267"><text:tab/><text:tab/></text:span><draw:control text:anchor-type="as-char" svg:y="-0.4cm" draw:z-index="11" draw:name="Computernaam 1" draw:style-name="gr2" draw:text-style-name="P100" svg:width="6.4cm" svg:height="0.6cm" draw:control="control10"><svg:title>Computernaam</svg:title><svg:desc>Unieke naam van de computer</svg:desc></draw:control><text:tab/> <text:s text:c="2"/><text:span text:style-name="T272">[</text:span><text:span text:style-name="T273">N</text:span><text:span text:style-name="T268">aam van de compute</text:span><text:span text:style-name="T269">r, </text:span><text:span text:style-name="T270">bijv. </text:span><text:span text:style-name="T271">pc02</text:span><text:span text:style-name="T272">]</text:span></text:p>
      <text:p text:style-name="P2"><text:span text:style-name="Definition"><text:span text:style-name="T275">GEBRUIKER</text:span></text:span><text:span text:style-name="Definition"><text:span text:style-name="T279"><text:tab/></text:span></text:span><text:span text:style-name="T274"><text:tab/></text:span><text:span text:style-name="T287"> <text:tab/><text:tab/></text:span><text:span text:style-name="T263"><draw:control text:anchor-type="as-char" svg:y="-0.4cm" draw:z-index="12" draw:name="Gebruiker 3" draw:style-name="gr2" draw:text-style-name="P100" svg:width="6.4cm" svg:height="0.6cm" draw:control="control11"><svg:title>Gebruiker</svg:title><svg:desc>Volledige naam, bijv. Jan Stek</svg:desc></draw:control></text:span><text:span text:style-name="T263"><text:tab/> <text:s text:c="2"/></text:span><text:span text:style-name="T264">[</text:span><text:span text:style-name="T266">N</text:span><text:span text:style-name="T257">aam </text:span><text:span text:style-name="T261">evt. 2</text:span><text:span text:style-name="T289">e</text:span><text:span text:style-name="T259"> gebruiker</text:span><text:span text:style-name="T260">]</text:span></text:p>
      <text:p text:style-name="P89"><text:span text:style-name="Definition"><text:span text:style-name="T275">GEBRUIKERSN</text:span></text:span><text:span text:style-name="Definition"><text:span text:style-name="T276">aa</text:span></text:span><text:span text:style-name="Definition"><text:span text:style-name="T275">M</text:span></text:span><text:span text:style-name="Definition"><text:span text:style-name="T279"><text:tab/></text:span></text:span><text:span text:style-name="T255"><draw:control text:anchor-type="as-char" svg:y="-0.4cm" draw:z-index="13" draw:name="Gberuikersnaam 4" draw:style-name="gr2" draw:text-style-name="P100" svg:width="6.4cm" svg:height="0.6cm" draw:control="control12"><svg:title>Gebruikersnaam</svg:title><svg:desc>Korte naam, bijv. jan</svg:desc></draw:control></text:span><text:span text:style-name="T255"><text:tab/> <text:s text:c="2"/></text:span><text:span text:style-name="T277">[</text:span><text:span text:style-name="T278">Gebruikers</text:span><text:span text:style-name="T277">naam</text:span><text:span text:style-name="T280"> </text:span><text:span text:style-name="T281">e</text:span><text:span text:style-name="T282">vt. 2</text:span><text:span text:style-name="T290">e</text:span><text:span text:style-name="T282"> </text:span><text:span text:style-name="T283">gebruiker</text:span><text:span text:style-name="T284">]</text:span></text:p>
      <text:p text:style-name="P1"><text:span text:style-name="T198">Vervang </text:span><text:span text:style-name="T205">de</text:span><text:span text:style-name="T198"> </text:span><text:span text:style-name="Definition"><text:span text:style-name="T24">ONDERSTREEPTE</text:span></text:span><text:span text:style-name="T198"> </text:span><text:span text:style-name="T199">woorden </text:span><text:span text:style-name="T198">in deze checklist door </text:span><text:span text:style-name="T205">d</text:span><text:span text:style-name="T206">i</text:span><text:span text:style-name="T205">e </text:span><text:span text:style-name="T204">in </text:span><text:span text:style-name="T206">het</text:span><text:span text:style-name="Strong_20_Emphasis"><text:span text:style-name="T68"> </text:span></text:span><text:span text:style-name="Strong_20_Emphasis"><text:span text:style-name="T87">tekstvak</text:span></text:span><text:span text:style-name="T198">.</text:span></text:p>
      <text:p text:style-name="P46"/>
      <text:p text:style-name="P46"/>
      <text:p text:style-name="P3"><text:span text:style-name="T209">Nog niet op Linux?</text:span><text:span text:style-name="T200"><text:tab/></text:span><text:span text:style-name="T207">G</text:span><text:span text:style-name="T201">ebruik </text:span><text:span text:style-name="Strong_20_Emphasis"><text:span text:style-name="T210">Checklist </text:span></text:span><text:span text:style-name="Strong_20_Emphasis"><text:span text:style-name="T211">overzetten</text:span></text:span><text:span text:style-name="T20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2"> onder </text:span><text:span text:style-name="T208">Linux</text:span><text:span text:style-name="T203">.</text:span></text:p>
      <text:p text:style-name="P44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68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7"/>
      <text:p text:style-name="P27"/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89"><draw:control text:anchor-type="as-char" draw:z-index="4" draw:name="Vorm3_0" draw:style-name="gr1" draw:text-style-name="P9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89"><draw:control text:anchor-type="as-char" draw:z-index="5" draw:name="Vorm3_ 2" draw:style-name="gr1" draw:text-style-name="P99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28">E</text:span></text:span><text:span text:style-name="User_20_Entry"><text:span text:style-name="T143">v</text:span></text:span><text:span text:style-name="User_20_Entry"><text:span text:style-name="T144">en</text:span></text:span><text:span text:style-name="User_20_Entry"><text:span text:style-name="T146">t</text:span></text:span><text:span text:style-name="User_20_Entry"><text:span text:style-name="T147">uele </text:span></text:span><text:span text:style-name="User_20_Entry"><text:span text:style-name="T148">extra </text:span></text:span><text:span text:style-name="Definition"><text:span text:style-name="T313">gebruiker</text:span></text:span><text:span text:style-name="User_20_Entry"><text:span text:style-name="T139">s</text:span></text:span><text:span text:style-name="User_20_Entry"><text:span text:style-name="T148"> aanmelden </text:span></text:span><text:span text:style-name="User_20_Entry"><text:span text:style-name="T149">en dezelfde stappen uitvoeren</text:span></text:span><text:span text:style-name="User_20_Entry"><text:span text:style-name="T14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70"><text:span text:style-name="Strong_20_Emphasis"><text:span text:style-name="T91"><draw:control text:anchor-type="as-char" draw:z-index="14" draw:name="Vorm4" draw:style-name="gr1" draw:text-style-name="P9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3" office:value-type="string">
            <text:p text:style-name="P77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4">Super</text:span></text:span><text:span text:style-name="Strong_20_Emphasis"><text:span text:style-name="T68">-toets</text:span></text:span><text:span text:style-name="Strong_20_Emphasis"><text:span text:style-name="T47"><text:note text:id="ftn3" text:note-class="footnote"><text:note-citation>3</text:note-citation><text:note-body><text:p text:style-name="P76"><text:span text:style-name="T167">D</text:span>e <text:span text:style-name="T319">Super</text:span>-toets <text:span text:style-name="T216">is de Windows-toets, Command-toets </text:span><text:span text:style-name="T217">(Apple)</text:span><text:span text:style-name="T216">, of Vergrootglas-toets </text:span><text:span text:style-name="T217">(Chromebook)</text:span><text:span text:style-name="T216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70"><text:span text:style-name="Strong_20_Emphasis"><text:span text:style-name="T91"><draw:control text:anchor-type="as-char" draw:z-index="15" draw:name="Vorm 3" draw:style-name="gr1" draw:text-style-name="P9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91"><draw:control text:anchor-type="as-char" draw:z-index="16" draw:name="Vorm 4" draw:style-name="gr1" draw:text-style-name="P99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4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3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1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1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26" draw:name="Vorm 15" draw:style-name="gr1" draw:text-style-name="P99" svg:width="0.35cm" svg:height="0.35cm" draw:control="control25"/></text:p>
          </table:table-cell>
          <table:table-cell table:style-name="_32_._5f_Installatie_5f_uitvoeren.C1" office:value-type="string">
            <text:p text:style-name="P88"><text:span text:style-name="T214">Start de computer op vanaf</text:span><text:span text:style-name="T214"><text:note text:id="ftn4" text:note-class="footnote"><text:note-citation>1</text:note-citation><text:note-body><text:p text:style-name="P83"><text:span text:style-name="T153">B</text:span><text:span text:style-name="T154">ootmenu/</text:span><text:span text:style-name="T153">S</text:span><text:span text:style-name="T154">etup</text:span><text:span text:style-name="T152"> via </text:span><text:span text:style-name="T150">é</text:span><text:span text:style-name="T151">é</text:span><text:span text:style-name="T153">n van de </text:span><text:span text:style-name="Definition"><text:span text:style-name="T155">Veelgebruikte toetsen:</text:span></text:span><text:span text:style-name="Definition"><text:span text:style-name="T156"> </text:span></text:span><text:span text:style-name="User_20_Entry"><text:span text:style-name="T166">Esc</text:span></text:span><text:span text:style-name="User_20_Entry"><text:span text:style-name="T159">,</text:span></text:span><text:span text:style-name="Definition"><text:span text:style-name="T156"> </text:span></text:span><text:span text:style-name="User_20_Entry"><text:span text:style-name="T166">Delete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2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9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0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1</text:span></text:span><text:span text:style-name="User_20_Entry"><text:span text:style-name="T160">,</text:span></text:span><text:span text:style-name="Definition"><text:span text:style-name="T156"> </text:span></text:span><text:span text:style-name="Definition"><text:span text:style-name="T157">o</text:span></text:span><text:span text:style-name="Definition"><text:span text:style-name="T158">f</text:span></text:span><text:span text:style-name="Definition"><text:span text:style-name="T156"> </text:span></text:span><text:span text:style-name="User_20_Entry"><text:span text:style-name="T166">F12</text:span></text:span><text:span text:style-name="User_20_Entry"><text:span text:style-name="T160">.</text:span></text:span></text:p></text:note-body></text:note></text:span><text:span text:style-name="T214"> </text:span><text:span text:style-name="T215">een </text:span><text:span text:style-name="Strong_20_Emphasis"><text:span text:style-name="T192"><text:user-field-get text:name="Distro">Rocky Linux</text:user-field-get></text:span></text:span><text:span text:style-name="T213"><text:s/></text:span><text:span text:style-name="T193"><text:user-field-get text:name="Version">8.10</text:user-field-get></text:span><text:span text:style-name="T193"><text:s/></text:span><text:span text:style-name="Strong_20_Emphasis"><text:span text:style-name="T194">Desktop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5" text:note-class="footnote"><text:note-citation>2</text:note-citation><text:note-body><text:p text:style-name="P73"><text:span text:style-name="T291">Vanaf ee</text:span>n <text:span text:style-name="T317">L</text:span>ive <text:span text:style-name="T316">USB</text:span><text:span text:style-name="T294">-stick</text:span><text:span text:style-name="T21"> </text:span>kunt <text:span text:style-name="T291">u opstarten en</text:span> <text:span text:style-name="T17">met </text:span><text:span text:style-name="Strong_20_Emphasis"><text:span text:style-name="T218"><text:user-field-get text:name="Distro">Rocky Linux</text:user-field-get></text:span></text:span><text:span text:style-name="Strong_20_Emphasis"><text:span text:style-name="T218"><text:s/></text:span></text:span>werken zonder enige bestanden op de harde schijf te wijzigen en maakt ook installatie van <text:span text:style-name="Strong_20_Emphasis"><text:span text:style-name="T218"><text:user-field-get text:name="Distro">Rocky Linux</text:user-field-get></text:span></text:span><text:span text:style-name="Strong_20_Emphasis"><text:span text:style-name="T218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6" text:note-class="footnote"><text:note-citation>3</text:note-citation><text:note-body><text:p text:style-name="P87"><text:span text:style-name="Strong_20_Emphasis"><text:span text:style-name="T138">Maak een opstartbare USB-stick</text:span></text:span><text:span text:style-name="Strong_20_Emphasis"><text:span text:style-name="T134">:<text:line-break/></text:span></text:span><text:span text:style-name="Strong_20_Emphasis"><text:span text:style-name="T129">Download </text:span></text:span><text:span text:style-name="Strong_20_Emphasis"><text:span text:style-name="T130">een </text:span></text:span><text:span text:style-name="Strong_20_Emphasis"><text:span text:style-name="T140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42">8 - Boot ISO </text:span></text:span><text:span text:style-name="Strong_20_Emphasis"><text:span text:style-name="T135">CD</text:span></text:span><text:span text:style-name="Strong_20_Emphasis"><text:span text:style-name="T137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rockylinux.org/nl/download" text:style-name="Internet_20_link" text:visited-style-name="Visited_20_Internet_20_Link"><text:span text:style-name="Strong_20_Emphasis"><text:span text:style-name="T293">rockylinux.org/nl/download</text:span></text:span></text:a><text:span text:style-name="Strong_20_Emphasis"><text:span text:style-name="T131">.</text:span></text:span><text:span text:style-name="Strong_20_Emphasis"><text:span text:style-name="T133"><text:line-break/>De </text:span></text:span><text:span text:style-name="Strong_20_Emphasis"><text:span text:style-name="T136">ver</text:span></text:span><text:span text:style-name="Strong_20_Emphasis"><text:span text:style-name="T133">volgstappen staan beschreven in </text:span></text:span><text:span text:style-name="Strong_20_Emphasis"><text:span text:style-name="T141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92">karelzimmer.nl</text:span></text:span></text:a><text:span text:style-name="Strong_20_Emphasis"><text:span text:style-name="T133">, onder </text:span></text:span><text:span text:style-name="Strong_20_Emphasis"><text:span text:style-name="T141">Linux</text:span></text:span><text:span text:style-name="Strong_20_Emphasis"><text:span text:style-name="T133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26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" office:value-type="string">
            <text:p text:style-name="P21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63"><text:span text:style-name="Strong_20_Emphasis"><text:span text:style-name="T127"><draw:control text:anchor-type="as-char" draw:z-index="28" draw:name="Vorm 13" draw:style-name="gr1" draw:text-style-name="P99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16"><text:span text:style-name="T246">Bij</text:span><text:span text:style-name="T245"> </text:span><text:span text:style-name="Strong_20_Emphasis"><text:span text:style-name="T244">WELCOME TO ROCKY LINUX 8.10</text:span></text:span><text:span text:style-name="Strong_20_Emphasis"><text:span text:style-name="T247"> select</text:span></text:span><text:span text:style-name="Strong_20_Emphasis"><text:span text:style-name="T248">eer</text:span></text:span><text:span text:style-name="Strong_20_Emphasis"><text:span text:style-name="T250"> </text:span></text:span><text:span text:style-name="Strong_20_Emphasis"><text:span text:style-name="T252">Nederlands</text:span></text:span><text:span text:style-name="Strong_20_Emphasis"><text:span text:style-name="T250"> en klik</text:span></text:span><text:span text:style-name="Strong_20_Emphasis"><text:span text:style-name="T251"> </text:span></text:span><text:span text:style-name="Strong_20_Emphasis"><text:span text:style-name="T250">op</text:span></text:span><text:span text:style-name="Strong_20_Emphasis"><text:span text:style-name="T249"> </text:span></text:span><text:span text:style-name="Strong_20_Emphasis"><text:span text:style-name="T243">Doorgaan</text:span></text:span><text:span text:style-name="Strong_20_Emphasis"><text:span text:style-name="T24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1" draw:name="Vorm 10" draw:style-name="gr1" draw:text-style-name="P99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2"><text:span text:style-name="T236">O</text:span><text:span text:style-name="T233">nder</text:span><text:span text:style-name="T229"> </text:span><text:span text:style-name="Strong_20_Emphasis"><text:span text:style-name="T233">GEBRUIKERSINSTELLINGEN</text:span></text:span><text:span text:style-name="Strong_20_Emphasis"><text:span text:style-name="T224"> </text:span></text:span><text:span text:style-name="Strong_20_Emphasis"><text:span text:style-name="T225">klik </text:span></text:span><text:span text:style-name="T233">op </text:span><text:span text:style-name="T239">Gebruiker aanmaken</text:span><text:span text:style-name="T233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<text:span text:style-name="T321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90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90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>Klik op <text:span text:style-name="T320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2" draw:name="Vorm 11" draw:style-name="gr1" draw:text-style-name="P99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236">O</text:span><text:span text:style-name="T233">nder </text:span><text:span text:style-name="T239">SOFTWARE</text:span><text:span text:style-name="T233"> </text:span><text:span text:style-name="T236">klik </text:span><text:span text:style-name="T233">op </text:span><text:span text:style-name="T239">Installatiebron</text:span><text:span text:style-name="T233"> en klik op </text:span><text:span text:style-name="T239">Klaar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3" draw:name="Vorm 2" draw:style-name="gr1" draw:text-style-name="P99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236">O</text:span><text:span text:style-name="T233">nder </text:span><text:span text:style-name="T239">SYSTEEM</text:span><text:span text:style-name="T233"> </text:span><text:span text:style-name="T236">klik </text:span><text:span text:style-name="T233">op </text:span><text:span text:style-name="T239">Installatiebestemming </text:span><text:span text:style-name="T233">en klik op </text:span><text:span text:style-name="T239">Klaar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4" draw:name="Vorm 12" draw:style-name="gr1" draw:text-style-name="P99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6">O</text:span><text:span text:style-name="T233">nder </text:span><text:span text:style-name="T239">SYSTEEM</text:span><text:span text:style-name="T233"> </text:span><text:span text:style-name="T236">klik </text:span><text:span text:style-name="T233">op </text:span><text:span text:style-name="T239">Netwerk &amp; hostnaam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7" office:value-type="string">
            <text:p text:style-name="P11"><text:span text:style-name="T238">Verplaats</text:span><text:span text:style-name="T234"> </text:span><text:span text:style-name="T237">de </text:span><text:span text:style-name="T234">schuif</text:span><text:span text:style-name="T237">regelaar</text:span><text:span text:style-name="T234"> achter de netwerkadapter </text:span><text:span text:style-name="T237">van </text:span><text:span text:style-name="T242">UIT</text:span><text:span text:style-name="T237"> naar</text:span><text:span text:style-name="T234"> </text:span><text:span text:style-name="T240">AAN</text:span><text:span text:style-name="T23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7" office:value-type="string">
            <text:p text:style-name="P13"><text:span text:style-name="T232">V</text:span><text:span text:style-name="T230">ul </text:span><text:span text:style-name="T231">in </text:span><text:span text:style-name="Strong_20_Emphasis"><text:span text:style-name="T234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1"> </text:span></text:span><text:span text:style-name="Strong_20_Emphasis"><text:span text:style-name="T223">en klik op </text:span></text:span><text:span text:style-name="Strong_20_Emphasis"><text:span text:style-name="T240">Toepassen</text:span>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7" office:value-type="string">
            <text:p text:style-name="P13"><text:span text:style-name="T234">K</text:span><text:span text:style-name="T233">lik op </text:span><text:span text:style-name="T239">Klaar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5" draw:name="Vorm 1" draw:style-name="gr1" draw:text-style-name="P99" svg:width="0.35cm" svg:height="0.35cm" draw:control="control24"/></text:span></text:span></text:p>
          </table:table-cell>
          <table:table-cell table:style-name="_32_._5f_Installatie_5f_uitvoeren.C17" office:value-type="string">
            <text:p text:style-name="P14"><text:span text:style-name="T236">O</text:span><text:span text:style-name="T233">nder </text:span><text:span text:style-name="T239">SOFTWARE</text:span><text:span text:style-name="T233"> </text:span><text:span text:style-name="T236">klik </text:span><text:span text:style-name="T233">op </text:span><text:span text:style-name="T241">Software selectie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2" office:value-type="string">
            <text:p text:style-name="P13"><text:span text:style-name="T235">Selecteer </text:span><text:span text:style-name="T241">Server with GUI</text:span><text:span text:style-name="T235"> en klik op </text:span><text:span text:style-name="T241">Klaar</text:span><text:span text:style-name="Strong_20_Emphasis"><text:span text:style-name="T220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3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7" draw:name="Vorm 14" draw:style-name="gr1" draw:text-style-name="P99" svg:width="0.35cm" svg:height="0.35cm" draw:control="control26"/></text:span></text:span></text:p>
          </table:table-cell>
          <table:table-cell table:style-name="_32_._5f_Installatie_5f_uitvoeren.C24" office:value-type="string">
            <text:p text:style-name="P15"><text:span text:style-name="Strong_20_Emphasis"><text:span text:style-name="T228">Klik op </text:span></text:span><text:span text:style-name="Strong_20_Emphasis"><text:span text:style-name="T253">Begin installatie</text:span></text:span><text:span text:style-name="Strong_20_Emphasis"><text:span text:style-name="T222">.</text:span></text:span></text:p>
          </table:table-cell>
        </table:table-row>
      </table:table>
      <text:p text:style-name="P49"><text:span text:style-name="Strong_20_Emphasis"><text:span text:style-name="T93"/></text:span></text:p>
      <text:list text:continue-numbering="true" text:style-name="L1">
        <text:list-item>
          <text:p text:style-name="P93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50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91"><draw:control text:anchor-type="as-char" draw:z-index="2" draw:name="Vorm24" draw:style-name="gr1" draw:text-style-name="P99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2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0"><draw:control text:anchor-type="as-char" draw:z-index="7" draw:name="Vorm13_1" draw:style-name="gr1" draw:text-style-name="P99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0"><text:span text:style-name="Strong_20_Emphasis"><text:span text:style-name="T91"><draw:control text:anchor-type="as-char" draw:z-index="17" draw:name="Vorm 5" draw:style-name="gr1" draw:text-style-name="P99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9"><text:note text:id="ftn7" text:note-class="footnote"><text:note-citation>1</text:note-citation><text:note-body><text:p text:style-name="P48"><text:span text:style-name="T179">De </text:span><text:span text:style-name="T219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8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0"><text:span text:style-name="Strong_20_Emphasis"><text:span text:style-name="T91"><draw:control text:anchor-type="as-char" draw:z-index="18" draw:name="Vorm 7" draw:style-name="gr1" draw:text-style-name="P99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7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3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0"><text:span text:style-name="Strong_20_Emphasis"><text:span text:style-name="T51"><text:tab/></text:span></text:span></text:p>
      <text:p text:style-name="P51"><text:span text:style-name="Strong_20_Emphasis"><text:span text:style-name="T72"/></text:span></text:p>
      <text:p text:style-name="P52"><text:span text:style-name="Strong_20_Emphasis"><text:span text:style-name="T62"/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91"><draw:control text:anchor-type="as-char" draw:z-index="3" draw:name="Vorm40_0" draw:style-name="gr1" draw:text-style-name="P99" svg:width="0.35cm" svg:height="0.35cm" draw:control="control2"/></text:span></text:span></text:p>
          </table:table-cell>
          <table:table-cell table:style-name="Tabel2.A1" office:value-type="string">
            <text:p text:style-name="P68"><text:span text:style-name="Strong_20_Emphasis"><text:span text:style-name="T91"><draw:control text:anchor-type="as-char" draw:z-index="6" draw:name="Vorm40_ 1" draw:style-name="gr1" draw:text-style-name="P99" svg:width="0.35cm" svg:height="0.35cm" draw:control="control5"/></text:span></text:span></text:p>
          </table:table-cell>
          <table:table-cell table:style-name="Tabel2.D1" office:value-type="string">
            <text:p text:style-name="P20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8" text:note-class="footnote"><text:note-citation>1</text:note-citation><text:note-body><text:p text:style-name="P60"><text:span text:style-name="User_20_Entry"><text:span text:style-name="T161">E</text:span></text:span><text:span text:style-name="User_20_Entry"><text:span text:style-name="T163">ventuele extra </text:span></text:span><text:span text:style-name="Definition"><text:span text:style-name="T314">gebruiker</text:span></text:span><text:span text:style-name="User_20_Entry"><text:span text:style-name="T162">s</text:span></text:span><text:span text:style-name="User_20_Entry"><text:span text:style-name="T163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0"><draw:control text:anchor-type="as-char" draw:z-index="8" draw:name="Vorm13_ 1" draw:style-name="gr1" draw:text-style-name="P99" svg:width="0.35cm" svg:height="0.35cm" draw:control="control7"/></text:span></text:span></text:p>
          </table:table-cell>
          <table:table-cell table:style-name="Tabel2.D2" office:value-type="string">
            <text:p text:style-name="P2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1"><text:span text:style-name="Strong_20_Emphasis"><text:span text:style-name="T91"><draw:control text:anchor-type="as-char" draw:z-index="19" draw:name="Vorm 8" draw:style-name="gr1" draw:text-style-name="P99" svg:width="0.35cm" svg:height="0.35cm" draw:control="control18"/></text:span></text:span></text:p>
          </table:table-cell>
          <table:table-cell table:style-name="Tabel2.A1" office:value-type="string">
            <text:p text:style-name="P71"><text:span text:style-name="Strong_20_Emphasis"><text:span text:style-name="T91"><draw:control text:anchor-type="as-char" draw:z-index="20" draw:name="Vorm 9" draw:style-name="gr1" draw:text-style-name="P99" svg:width="0.35cm" svg:height="0.35cm" draw:control="control19"/></text:span></text:span></text:p>
          </table:table-cell>
          <table:table-cell table:style-name="Tabel2.D5" office:value-type="string">
            <text:p text:style-name="P25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 text:id="ftn9" text:note-class="footnote"><text:note-citation>2</text:note-citation><text:note-body><text:p text:style-name="P47"><text:span text:style-name="T179">De </text:span><text:span text:style-name="T219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9"><text:span text:style-name="Strong_20_Emphasis"><text:span text:style-name="T81"/></text:span></text:p>
      <text:p text:style-name="P42"/>
      <text:p text:style-name="P43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90"><text:user-field-get text:name="Distro">Rocky Linux</text:user-field-get></text:span></text:span><text:span text:style-name="T177"><text:s/></text:span><text:span text:style-name="T178"><text:user-field-get text:name="Version">8.10</text:user-field-get></text:span><text:span text:style-name="T178"><text:s/></text:span><text:span text:style-name="Strong_20_Emphasis"><text:span text:style-name="T191">Desktop</text:span></text:span><text:span text:style-name="Strong_20_Emphasis"><text:span text:style-name="T120"> </text:span></text:span><text:span text:style-name="T175">is voltooid.</text:span></text:p>
      <text:p text:style-name="P8"/>
      <text:list text:style-name="L2">
        <text:list-header>
          <text:p text:style-name="P97"><text:span text:style-name="Emphasis"><text:span text:style-name="T30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9">Karel Zimmer</text:span></text:span></text:a><text:span text:style-name="Emphasis"><text:span text:style-name="T310">.</text:span></text:span></text:p>
          <text:p text:style-name="P98"><text:span text:style-name="Emphasis"><text:span text:style-name="T312">Licentie </text:span></text:span><text:span text:style-name="Emphasis"><text:span text:style-name="T310">C</text:span></text:span><text:span text:style-name="Emphasis"><text:span text:style-name="T311">C0</text:span></text:span><text:span text:style-name="Emphasis"><text:span text:style-name="T310"> 1.0 </text:span></text:span><text:span text:style-name="Emphasis"><text:span text:style-name="T30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7"><text:s/></text:span></text:span><text:span text:style-name="Emphasis"><text:span text:style-name="T30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</text:file-name></text:span><text:span text:style-name="MT2"><text:tab/><text:tab/></text:span><text:span text:style-name="MT1"><text:date style:data-style-name="N36" text:date-value="2024-09-21T20:24:57.869266429">21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20:24:57.744252613</dc:date>
    <meta:keyword>Installatie</meta:keyword>
    <meta:keyword>Checklist</meta:keyword>
    <meta:keyword>Linux</meta:keyword>
    <meta:editing-cycles>6930</meta:editing-cycles>
    <meta:editing-duration>P12DT9H39M57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4" meta:word-count="552" meta:character-count="3902" meta:non-whitespace-character-count="3390"/>
    <meta:user-defined meta:name="Info 1"/>
    <meta:user-defined meta:name="Info 2"/>
    <meta:user-defined meta:name="Info 3"/>
    <meta:user-defined meta:name="Info 4"/>
  </office:meta>
</office:document-meta>
</file>